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3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7" style:family="paragraph" style:parent-style-name="Text_20_body">
      <style:text-properties style:font-name="Arial3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3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441f32"/>
    </style:style>
    <style:style style:name="P11" style:family="paragraph" style:parent-style-name="Text_20_body">
      <style:text-properties officeooo:paragraph-rsid="001deff8"/>
    </style:style>
    <style:style style:name="P12" style:family="paragraph" style:parent-style-name="Text_20_body">
      <style:text-properties officeooo:rsid="0047a097" officeooo:paragraph-rsid="0047a097"/>
    </style:style>
    <style:style style:name="P13" style:family="paragraph" style:parent-style-name="Text_20_body">
      <style:text-properties officeooo:rsid="004945f3" officeooo:paragraph-rsid="004945f3"/>
    </style:style>
    <style:style style:name="P14" style:family="paragraph" style:parent-style-name="Text_20_body">
      <style:text-properties officeooo:rsid="004abcbc" officeooo:paragraph-rsid="004abcbc"/>
    </style:style>
    <style:style style:name="P15" style:family="paragraph" style:parent-style-name="Text_20_body">
      <style:text-properties officeooo:rsid="004c6a66" officeooo:paragraph-rsid="004c6a66"/>
    </style:style>
    <style:style style:name="P16" style:family="paragraph" style:parent-style-name="Text_20_body">
      <style:text-properties officeooo:paragraph-rsid="004c6a66"/>
    </style:style>
    <style:style style:name="P17" style:family="paragraph" style:parent-style-name="Text_20_body">
      <style:text-properties officeooo:rsid="004e3c4f" officeooo:paragraph-rsid="004e3c4f"/>
    </style:style>
    <style:style style:name="P18" style:family="paragraph" style:parent-style-name="Text_20_body">
      <style:text-properties officeooo:rsid="004e484f" officeooo:paragraph-rsid="004e484f"/>
    </style:style>
    <style:style style:name="P19" style:family="paragraph" style:parent-style-name="Text_20_body">
      <style:text-properties officeooo:rsid="004efb21" officeooo:paragraph-rsid="004efb21"/>
    </style:style>
    <style:style style:name="P20" style:family="paragraph" style:parent-style-name="Text_20_body">
      <style:text-properties officeooo:paragraph-rsid="004efb21"/>
    </style:style>
    <style:style style:name="P21" style:family="paragraph" style:parent-style-name="Text_20_body">
      <style:text-properties officeooo:rsid="0054c052" officeooo:paragraph-rsid="004efb21"/>
    </style:style>
    <style:style style:name="P22" style:family="paragraph" style:parent-style-name="Text_20_body">
      <style:text-properties officeooo:rsid="00565c1f" officeooo:paragraph-rsid="00565c1f"/>
    </style:style>
    <style:style style:name="P23" style:family="paragraph" style:parent-style-name="Text_20_body">
      <style:text-properties officeooo:paragraph-rsid="00594cdd"/>
    </style:style>
    <style:style style:name="P24" style:family="paragraph" style:parent-style-name="Text_20_body">
      <style:text-properties officeooo:rsid="005e63ca" officeooo:paragraph-rsid="005e63ca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paragraph-properties fo:break-before="page"/>
      <style:text-properties officeooo:rsid="0047a097" officeooo:paragraph-rsid="0047a097"/>
    </style:style>
    <style:style style:name="P27" style:family="paragraph" style:parent-style-name="Text_20_body">
      <style:paragraph-properties fo:break-before="page"/>
      <style:text-properties officeooo:rsid="0055dbb5" officeooo:paragraph-rsid="0055dbb5"/>
    </style:style>
    <style:style style:name="P28" style:family="paragraph" style:parent-style-name="Heading_20_1" style:list-style-name="">
      <style:text-properties officeooo:paragraph-rsid="001deff8"/>
    </style:style>
    <style:style style:name="P29" style:family="paragraph" style:parent-style-name="Heading_20_1">
      <style:text-properties officeooo:rsid="0055dbb5" officeooo:paragraph-rsid="0055dbb5"/>
    </style:style>
    <style:style style:name="P30" style:family="paragraph" style:parent-style-name="Heading_20_1">
      <style:text-properties officeooo:rsid="0059f0b8" officeooo:paragraph-rsid="0059f0b8"/>
    </style:style>
    <style:style style:name="P31" style:family="paragraph" style:parent-style-name="Heading_20_2">
      <style:text-properties officeooo:paragraph-rsid="0057574d"/>
    </style:style>
    <style:style style:name="P32" style:family="paragraph" style:parent-style-name="Text_20_body" style:master-page-name="CTM_20__7c__20_Capa">
      <style:paragraph-properties fo:text-align="center" style:justify-single-word="false" style:page-number="auto"/>
    </style:style>
    <style:style style:name="P33" style:family="paragraph" style:parent-style-name="Text_20_body" style:list-style-name="L1">
      <style:text-properties officeooo:rsid="004c6a66" officeooo:paragraph-rsid="004c6a66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officeooo:rsid="0057574d" officeooo:paragraph-rsid="0057574d"/>
    </style:style>
    <style:style style:name="P36" style:family="paragraph" style:parent-style-name="Text_20_body" style:list-style-name="L2">
      <style:text-properties officeooo:rsid="0059f0b8" officeooo:paragraph-rsid="0059f0b8"/>
    </style:style>
    <style:style style:name="P37" style:family="paragraph" style:parent-style-name="Text_20_body" style:list-style-name="L5">
      <style:text-properties officeooo:rsid="0059f0b8" officeooo:paragraph-rsid="0059f0b8"/>
    </style:style>
    <style:style style:name="P38" style:family="paragraph" style:parent-style-name="Text_20_body" style:list-style-name="L3">
      <style:text-properties officeooo:rsid="005c64ed" officeooo:paragraph-rsid="005c64ed"/>
    </style:style>
    <style:style style:name="P39" style:family="paragraph" style:parent-style-name="Text_20_body" style:list-style-name="L3">
      <style:text-properties officeooo:rsid="005e63ca" officeooo:paragraph-rsid="005e63ca"/>
    </style:style>
    <style:style style:name="P40" style:family="paragraph" style:parent-style-name="Text_20_body" style:list-style-name="L4">
      <style:text-properties officeooo:rsid="005e63ca" officeooo:paragraph-rsid="005e63ca"/>
    </style:style>
    <style:style style:name="P41" style:family="paragraph" style:parent-style-name="Text_20_body" style:list-style-name="L6">
      <style:text-properties fo:font-weight="normal" officeooo:rsid="00594cdd" officeooo:paragraph-rsid="00594cdd" style:font-weight-asian="normal" style:font-weight-complex="normal"/>
    </style:style>
    <style:style style:name="P42" style:family="paragraph" style:parent-style-name="Text_20_body">
      <style:text-properties fo:font-weight="normal" officeooo:rsid="0062aa4e" officeooo:paragraph-rsid="0062aa4e" style:font-weight-asian="normal" style:font-weight-complex="normal"/>
    </style:style>
    <style:style style:name="P43" style:family="paragraph" style:parent-style-name="Text_20_body" style:list-style-name="L8">
      <style:text-properties fo:font-weight="normal" officeooo:rsid="0062aa4e" officeooo:paragraph-rsid="0062aa4e" style:font-weight-asian="normal" style:font-weight-complex="normal"/>
    </style:style>
    <style:style style:name="P44" style:family="paragraph" style:parent-style-name="Text_20_body">
      <style:text-properties fo:font-weight="normal" officeooo:rsid="0063cf3d" officeooo:paragraph-rsid="0062aa4e" style:font-weight-asian="normal" style:font-weight-complex="normal"/>
    </style:style>
    <style:style style:name="P45" style:family="paragraph" style:parent-style-name="Text_20_body">
      <style:text-properties fo:font-weight="normal" officeooo:rsid="0064562b" officeooo:paragraph-rsid="0064562b" style:font-weight-asian="normal" style:font-weight-complex="normal"/>
    </style:style>
    <style:style style:name="P46" style:family="paragraph" style:parent-style-name="Text_20_body">
      <style:text-properties fo:font-weight="normal" officeooo:rsid="006571c4" officeooo:paragraph-rsid="006571c4" style:font-weight-asian="normal" style:font-weight-complex="normal"/>
    </style:style>
    <style:style style:name="P47" style:family="paragraph" style:parent-style-name="Text_20_body" style:list-style-name="L7">
      <style:text-properties officeooo:rsid="00594cdd" officeooo:paragraph-rsid="00594cdd"/>
    </style:style>
    <style:style style:name="P48" style:family="paragraph" style:parent-style-name="Text_20_body">
      <style:text-properties officeooo:rsid="005fb5ee" officeooo:paragraph-rsid="005fb5ee"/>
    </style:style>
    <style:style style:name="P49" style:family="paragraph" style:parent-style-name="Text_20_body">
      <style:text-properties fo:font-weight="bold" officeooo:rsid="005e63ca" officeooo:paragraph-rsid="005e63ca" style:font-weight-asian="bold" style:font-weight-complex="bold"/>
    </style:style>
    <style:style style:name="P50" style:family="paragraph" style:parent-style-name="Text_20_body" style:list-style-name="L9">
      <style:text-properties officeooo:paragraph-rsid="0064562b"/>
    </style:style>
    <style:style style:name="P51" style:family="paragraph" style:parent-style-name="Text_20_body">
      <style:paragraph-properties fo:break-before="page"/>
      <style:text-properties fo:font-weight="normal" officeooo:rsid="005e63ca" officeooo:paragraph-rsid="005e63ca" style:font-weight-asian="normal" style:font-weight-complex="normal"/>
    </style:style>
    <style:style style:name="P52" style:family="paragraph" style:parent-style-name="Text_20_body">
      <style:paragraph-properties fo:break-before="page"/>
      <style:text-properties fo:font-weight="normal" officeooo:rsid="0062aa4e" officeooo:paragraph-rsid="0062aa4e" style:font-weight-asian="normal" style:font-weight-complex="normal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3a67" fo:background-color="#ffff00" loext:char-shading-value="0"/>
    </style:style>
    <style:style style:name="T4" style:family="text">
      <style:text-properties officeooo:rsid="001d0934" fo:background-color="transparent" loext:char-shading-value="0"/>
    </style:style>
    <style:style style:name="T5" style:family="text">
      <style:text-properties officeooo:rsid="0049987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4562b" style:font-weight-asian="normal" style:font-weight-complex="normal"/>
    </style:style>
    <style:style style:name="T9" style:family="text">
      <style:text-properties officeooo:rsid="004e3c4f"/>
    </style:style>
    <style:style style:name="T10" style:family="text">
      <style:text-properties officeooo:rsid="004e484f"/>
    </style:style>
    <style:style style:name="T11" style:family="text">
      <style:text-properties officeooo:rsid="0050ea9c"/>
    </style:style>
    <style:style style:name="T12" style:family="text">
      <style:text-properties officeooo:rsid="0057574d"/>
    </style:style>
    <style:style style:name="T13" style:family="text">
      <style:text-properties officeooo:rsid="005c64ed"/>
    </style:style>
    <style:style style:name="T14" style:family="text">
      <style:text-properties officeooo:rsid="00610f16"/>
    </style:style>
    <style:style style:name="T15" style:family="text">
      <style:text-properties officeooo:rsid="006571c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4"/>
      <text:p text:style-name="P3"/>
      <text:p text:style-name="P9">TÍTULO DO TRABALHO</text:p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5"/>
      <text:p text:style-name="P8"/>
      <text:p text:style-name="P8"/>
      <text:p text:style-name="P8"/>
      <text:p text:style-name="P8"/>
      <text:p text:style-name="P10"><text:span text:style-name="T2">GASPAR</text:span>/SC<text:line-break/><text:span text:style-name="T3">[ MÊS ]</text:span><text:span text:style-name="T4"> </text:span><text:span text:style-name="T1">DE 2021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5">Sumário</text:p>
          </text:index-title>
        </text:index-body>
      </text:table-of-content>
      <text:h text:style-name="P28" text:outline-level="1"/>
      <text:p text:style-name="P11"/>
      <text:p text:style-name="P26">Atos 2 e Atos 8.</text:p>
      <text:p text:style-name="P12"><text:tab/>Homens piedosos que foram cheios do Espírito Santo. Assim, quando voltaram para suas terras.</text:p>
      <text:p text:style-name="P12"/>
      <text:p text:style-name="P13">Judeus Escravos Libertos (Honrados)→ Judeus Helênicos</text:p>
      <text:p text:style-name="P13">Pracinha<text:span text:style-name="T5">s</text:span></text:p>
      <text:p text:style-name="P14">Glades → gladOS</text:p>
      <text:p text:style-name="P14"><text:s/></text:p>
      <text:p text:style-name="P14"/>
      <text:p text:style-name="P15">Capítulo 6 → A visão missionária da Igreja</text:p>
      <text:p text:style-name="P15"/>
      <text:p text:style-name="P15">Paulo, O apóstolo para os gentios</text:p>
      <text:list xml:id="list3835163521" text:style-name="L1">
        <text:list-item>
          <text:p text:style-name="P33">Quem são os gentios? </text:p>
        </text:list-item>
      </text:list>
      <text:p text:style-name="P16"/>
      <text:p text:style-name="P15">Filipos era um centro de <text:span text:style-name="T6">militar </text:span>do império Romano.</text:p>
      <text:p text:style-name="P15">Tessal<text:span text:style-name="T9">ô</text:span>nica era um centro <text:span text:style-name="T6">comercial </text:span><text:span text:style-name="T7">do império Romano.</text:span></text:p>
      <text:p text:style-name="P17"><text:span text:style-name="T7">Atenas era um centro </text:span><text:span text:style-name="T6">cultural</text:span><text:span text:style-name="T7"> do império Romano.</text:span></text:p>
      <text:p text:style-name="P17"><text:span text:style-name="T7">Corínto era um centro </text:span><text:span text:style-name="T6">religioso</text:span><text:span text:style-name="T7"> do império Romano.</text:span></text:p>
      <text:p text:style-name="P17"><text:span text:style-name="T7">Roma era o centro do império Romano (</text:span><text:span text:style-name="T6">Influência/política</text:span><text:span text:style-name="T7">)</text:span></text:p>
      <text:p text:style-name="P15"><text:tab/><text:span text:style-name="T10">Paulo foi até roma preso, e com certeza inflamou aquele lugar.</text:span></text:p>
      <text:p text:style-name="P15"/>
      <text:p text:style-name="P18"/>
      <text:p text:style-name="P18"/>
      <text:p text:style-name="P18"><text:soft-page-break/>Atos 8:1 A grande perseguição</text:p>
      <text:p text:style-name="P19">A perseguição veio, mas ao haver a dispersão dos crentes a igreja estava preparada para a perseguição. Nos cultos havia ensino </text:p>
      <text:p text:style-name="P19"/>
      <text:p text:style-name="P19">Todos no mesmo propósito dentro da Igreja. <text:span text:style-name="T11">Todos os departamentos tendo ma mesma temática.</text:span></text:p>
      <text:p text:style-name="P19"/>
      <text:p text:style-name="P19">David Whirkinson → A última pregação → 3 batismos</text:p>
      <text:p text:style-name="P19"/>
      <text:p text:style-name="P20">God, for the love of god, don’t let me stay and do nothing. Please, tell me what i have to do, where do you want me to go, or what do u want me to know.. Ineed to have this clear before i leave this place.</text:p>
      <text:p text:style-name="P21"/>
      <text:p text:style-name="P27">Fica a critério da escola sobre as religiões… (let’s talk to the principal)</text:p>
      <text:p text:style-name="P22">I love these Motorcycles</text:p>
      <text:list xml:id="list2195664601" text:style-name="Outline">
        <text:list-item>
          <text:h text:style-name="P29" text:outline-level="1">Estratégias de evangelismo para o contexto urbano</text:h>
        </text:list-item>
      </text:list>
      <text:p text:style-name="P22">Metodologia: <text:span text:style-name="T12">Histórico, social, populacional, cultural</text:span></text:p>
      <text:list xml:id="list115617859590336" text:continue-numbering="true" text:style-name="Outline">
        <text:list-item>
          <text:list>
            <text:list-item>
              <text:h text:style-name="P31" text:outline-level="2">Paulo procurava pregar em ambietes estratégicos</text:h>
            </text:list-item>
          </text:list>
        </text:list-item>
      </text:list>
      <text:list xml:id="list104132867" text:style-name="L2">
        <text:list-item>
          <text:p text:style-name="P34">Paulo valorizava sua cidade e seu povo.</text:p>
        </text:list-item>
        <text:list-item>
          <text:p text:style-name="P35">Paulo podendo ter desanimado, resolve descansar e esperar em <text:span text:style-name="T6">Atenas</text:span><text:span text:style-name="T7">.</text:span></text:p>
        </text:list-item>
        <text:list-item>
          <text:p text:style-name="P36"><text:span text:style-name="T7">Paulo priorizou ambientes de </text:span><text:span text:style-name="T6">maior influência</text:span><text:span text:style-name="T7">. (Sinagoga, Praça, Areópago)</text:span></text:p>
        </text:list-item>
      </text:list>
      <text:p text:style-name="Text_20_body"><text:span text:style-name="T13">C</text:span>onsistência é <text:span text:style-name="T13">uma </text:span>chave</text:p>
      <text:list xml:id="list115619304773521" text:continue-list="list115617859590336" text:style-name="Outline">
        <text:list-item>
          <text:list>
            <text:list-item>
              <text:h text:style-name="Heading_20_2" text:outline-level="2">Paulo procurava identificar as forças que influenciavam a Cidade</text:h>
            </text:list-item>
          </text:list>
        </text:list-item>
      </text:list>
      <text:p text:style-name="Text_20_body"><text:tab/><text:span text:style-name="T13">Quais as filosofias que estão por trás da Cultura da Cidade</text:span></text:p>
      <text:list xml:id="list3494780872" text:style-name="L3">
        <text:list-item>
          <text:p text:style-name="P38">Ceticismo, relativismo, pluralismo</text:p>
        </text:list-item>
        <text:list-item>
          <text:p text:style-name="P38">Timing certo para agir</text:p>
        </text:list-item>
        <text:list-item>
          <text:p text:style-name="P38">Quais idolatrias da cidade tem irritado o teu coração?</text:p>
        </text:list-item>
        <text:list-item>
          <text:p text:style-name="P39">Existem praças sem pregadores, existem ambientes sem pregadore</text:p>
        </text:list-item>
      </text:list>
      <text:p text:style-name="P24"/>
      <text:p text:style-name="P24">Métodos usados por Paulo:</text:p>
      <text:list xml:id="list4040019477" text:style-name="L4">
        <text:list-item>
          <text:p text:style-name="P40">Porque, andando pela cidade</text:p>
        </text:list-item>
        <text:list-item>
          <text:p text:style-name="P40">Observando os objetos de vosso culto</text:p>
        </text:list-item>
        <text:list-item>
          <text:p text:style-name="P40">Encontrei um altar… que adorais sem connhecer é precisamente aquele que eu vos anuncio</text:p>
        </text:list-item>
      </text:list>
      <text:p text:style-name="P48"/>
      <text:p text:style-name="P49">Atos 17; <text:span text:style-name="T15">João 4;</text:span></text:p>
      <text:p text:style-name="P52">Da perspectiva do Cristo. Qual o foco de Jesus</text:p>
      <text:p text:style-name="P42">Jesus avaliando o cenário e o ambiente</text:p>
      <text:p text:style-name="P44"/>
      <text:p text:style-name="P45">5 Valores</text:p>
      <text:p text:style-name="P45">Sólido ou líquido</text:p>
      <text:p text:style-name="P45">Tradicional ou progressista</text:p>
      <text:p text:style-name="P45"/>
      <text:list xml:id="list3279773357" text:style-name="L8">
        <text:list-item>
          <text:p text:style-name="P43">História</text:p>
        </text:list-item>
        <text:list-item>
          <text:p text:style-name="P43">Geografia</text:p>
        </text:list-item>
        <text:list-item>
          <text:p text:style-name="P43">População</text:p>
        </text:list-item>
        <text:list-item>
          <text:p text:style-name="P43">Cultura</text:p>
        </text:list-item>
      </text:list>
      <text:p text:style-name="P42"/>
      <text:p text:style-name="P42">--------//--------//--------//--------</text:p>
      <text:p text:style-name="P45">Sucesso não é um acidente. Sucesso é uma estratégia.</text:p>
      <text:list xml:id="list1402157674" text:style-name="L9">
        <text:list-item>
          <text:p text:style-name="P50"><text:span text:style-name="T8">Houve estratégia nesse evangelismo. Ele pensou e desejou. Intencionalidade.</text:span></text:p>
        </text:list-item>
      </text:list>
      <text:p text:style-name="P46">Uma estratégia para alcançar uma mulher intocável e improvável.</text:p>
      <text:p text:style-name="P51"/>
      <text:list xml:id="list115618441493353" text:continue-list="list115619304773521" text:style-name="Outline">
        <text:list-item>
          <text:h text:style-name="P30" text:outline-level="1">Pessoas aleatórias:</text:h>
        </text:list-item>
      </text:list>
      <text:list xml:id="list1740483908" text:style-name="L5">
        <text:list-item>
          <text:p text:style-name="P37">Blaze Pascal</text:p>
        </text:list-item>
      </text:list>
      <text:list xml:id="list115618702519925" text:continue-list="list115618441493353" text:style-name="Outline">
        <text:list-item>
          <text:h text:style-name="Heading_20_1" text:outline-level="1">Filmes:</text:h>
        </text:list-item>
      </text:list>
      <text:list xml:id="list3771365538" text:style-name="L6">
        <text:list-item>
          <text:p text:style-name="P41">Círculo de fogo - Roberto de…?</text:p>
        </text:list-item>
      </text:list>
      <text:list xml:id="list115619060615700" text:continue-list="list115618702519925" text:style-name="Outline">
        <text:list-item>
          <text:h text:style-name="Heading_20_1" text:outline-level="1">Livros</text:h>
        </text:list-item>
      </text:list>
      <text:list xml:id="list4039116009" text:style-name="L7">
        <text:list-item>
          <text:p text:style-name="P47">O Designio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8:40:29.196164768</meta:creation-date>
    <dc:title>CTM</dc:title>
    <meta:editing-duration>PT54M42S</meta:editing-duration>
    <meta:editing-cycles>7</meta:editing-cycles>
    <meta:generator>LibreOffice/6.4.7.2$Linux_X86_64 LibreOffice_project/40$Build-2</meta:generator>
    <dc:date>2021-11-03T11:56:17.391118642</dc:date>
    <meta:document-statistic meta:table-count="0" meta:image-count="5" meta:object-count="0" meta:page-count="7" meta:paragraph-count="67" meta:word-count="445" meta:character-count="2634" meta:non-whitespace-character-count="2271"/>
    <meta:template xlink:type="simple" xlink:actuate="onRequest" xlink:title="CTM" xlink:href="../../Templates/CTM.ott" meta:date="2021-11-02T08:40:28.479046743"/>
  </office:meta>
</office:document-meta>
</file>